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-Bold" svg:font-family="Calibri-Bold"/>
    <style:font-face style:name="OpenSymbol" svg:font-family="OpenSymbol"/>
    <style:font-face style:name="TTE1C28908t00" svg:font-family="TTE1C28908t00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6cm" table:align="margins"/>
    </style:style>
    <style:style style:name="Tableau1.A" style:family="table-column">
      <style:table-column-properties style:column-width="5.653cm" style:rel-column-width="21845*"/>
    </style:style>
    <style:style style:name="Tableau1.1" style:family="table-row">
      <style:table-row-properties style:min-row-height="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13.944cm"/>
          <style:tab-stop style:position="16.999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826cm"/>
        </style:tab-stops>
      </style:paragraph-properties>
      <style:text-properties fo:color="#000000" style:font-name="Times New Roman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fo:color="#000000" style:font-name="Times New Roman" fo:font-size="11pt" fo:font-weight="normal" officeooo:paragraph-rsid="0008020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fo:color="#000000" style:font-name="Times New Roman" fo:font-size="11pt" fo:font-weight="normal" officeooo:rsid="00080209" officeooo:paragraph-rsid="0008020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fo:color="#000000" style:font-name="Times New Roman" fo:font-size="11pt" fo:font-weight="normal" officeooo:rsid="00080209" officeooo:paragraph-rsid="000c10d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-1.588cm" fo:margin-right="0cm" fo:text-align="justify" style:justify-single-word="false" fo:text-indent="1.588cm" style:auto-text-indent="false">
        <style:tab-stops>
          <style:tab-stop style:position="12.515cm"/>
        </style:tab-stops>
      </style:paragraph-properties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-1.588cm" fo:margin-right="0cm" fo:text-align="justify" style:justify-single-word="false" fo:text-indent="1.588cm" style:auto-text-indent="false">
        <style:tab-stops>
          <style:tab-stop style:position="12.515cm"/>
        </style:tab-stops>
      </style:paragraph-properties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-1.588cm" fo:margin-right="0cm" fo:text-align="justify" style:justify-single-word="false" fo:text-indent="1.588cm" style:auto-text-indent="false"/>
      <style:text-properties fo:color="#000000"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paragraph-rsid="0006a358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paragraph-rsid="00080209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rsid="0006a358" officeooo:paragraph-rsid="0006a358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rsid="0006a358" officeooo:paragraph-rsid="00080209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rsid="00080209" officeooo:paragraph-rsid="00080209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paragraph-rsid="0006a358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solid" style:text-underline-width="auto" style:text-underline-color="font-color" fo:font-weight="normal" officeooo:rsid="0006a358" officeooo:paragraph-rsid="0006a358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1pt" fo:font-style="normal" style:text-underline-style="solid" style:text-underline-width="auto" style:text-underline-color="font-color" fo:font-weight="normal" officeooo:rsid="0006a358" officeooo:paragraph-rsid="00080209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color="#000000" style:font-name="Times New Roman" fo:font-size="12pt" fo:font-style="normal" style:text-underline-style="solid" style:text-underline-width="auto" style:text-underline-color="font-color" fo:font-weight="normal" style:font-name-asian="TTE1C28908t00" style:font-size-asian="12pt" style:font-style-asian="normal" style:font-weight-asian="normal" style:font-name-complex="TTE1C28908t00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2pt" fo:font-style="normal" style:text-underline-style="none" fo:font-weight="bold" officeooo:rsid="0006a358" officeooo:paragraph-rsid="0006a358" style:font-name-asian="Calibri-Bold" style:font-size-asian="12pt" style:font-style-asian="normal" style:font-weight-asian="bold" style:font-name-complex="Calibri-Bold" style:font-size-complex="12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1pt" officeooo:paragraph-rsid="0008afb0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1pt" officeooo:rsid="0008afb0" officeooo:paragraph-rsid="0008afb0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1pt" fo:font-weight="bold" officeooo:paragraph-rsid="00080209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rsid="00053427" officeooo:paragraph-rsid="0006a358" style:font-name-asian="TTE1C28908t00" style:font-size-asian="11pt" style:font-style-asian="normal" style:font-weight-asian="normal" style:font-name-complex="TTE1C28908t00" style:font-size-complex="11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color="#000000" style:font-name="Times New Roman" fo:font-size="11pt" fo:font-style="normal" style:text-underline-style="none" fo:font-weight="normal" officeooo:rsid="0006a358" officeooo:paragraph-rsid="0006a358" style:font-name-asian="TTE1C28908t00" style:font-size-asian="11pt" style:font-style-asian="normal" style:font-weight-asian="normal" style:font-name-complex="TTE1C28908t00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2pt" fo:font-style="normal" style:text-underline-style="none" fo:font-weight="bold" style:font-name-asian="TTE1C28908t00" style:font-size-asian="12pt" style:font-style-asian="normal" style:font-weight-asian="bold" style:font-name-complex="TTE1C28908t00" style:font-size-complex="12pt" style:font-style-complex="normal" style:font-weight-complex="bold"/>
    </style:style>
    <style:style style:name="P35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color="#000000" style:font-name="Times New Roman" fo:font-size="12pt" fo:font-style="italic" style:text-underline-style="none" fo:font-weight="bold" style:font-name-asian="TTE1C28908t00" style:font-size-asian="12pt" style:font-style-asian="italic" style:font-weight-asian="bold" style:font-name-complex="TTE1C28908t00" style:font-size-complex="12pt" style:font-style-complex="italic" style:font-weight-complex="bold"/>
    </style:style>
    <style:style style:name="P36" style:family="paragraph" style:parent-style-name="Standard" style:list-style-name="L3">
      <style:paragraph-properties fo:margin-top="0cm" fo:margin-bottom="0cm" style:contextual-spacing="false" fo:text-align="justify" style:justify-single-word="false" style:text-autospace="none"/>
      <style:text-properties fo:color="#000000" style:font-name="Times New Roman" fo:font-size="11pt" fo:font-style="italic" style:text-underline-style="none" fo:font-weight="bold" officeooo:paragraph-rsid="0006a358" style:font-name-asian="Calibri-Bold" style:font-size-asian="11pt" style:font-style-asian="italic" style:font-weight-asian="bold" style:font-name-complex="Calibri-Bold" style:font-size-complex="11pt" style:font-style-complex="italic" style:font-weight-complex="bold"/>
    </style:style>
    <style:style style:name="P37" style:family="paragraph" style:parent-style-name="Standard" style:list-style-name="L4">
      <style:paragraph-properties fo:margin-top="0cm" fo:margin-bottom="0cm" style:contextual-spacing="false" fo:text-align="justify" style:justify-single-word="false" style:text-autospace="none"/>
      <style:text-properties fo:font-style="italic" fo:font-weight="bold" officeooo:paragraph-rsid="0006a358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paragraph-properties fo:margin-top="0cm" fo:margin-bottom="0cm" style:contextual-spacing="false" fo:text-align="justify" style:justify-single-word="false" style:text-autospace="none"/>
      <style:text-properties fo:font-style="italic" fo:font-weight="bold" officeooo:paragraph-rsid="00080209" style:font-style-asian="italic" style:font-weight-asian="bold" style:font-style-complex="italic" style:font-weight-complex="bold"/>
    </style:style>
    <style:style style:name="T1" style:family="text">
      <style:text-properties officeooo:rsid="0008020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53427" style:font-weight-asian="normal" style:font-weight-complex="normal"/>
    </style:style>
    <style:style style:name="T7" style:family="text">
      <style:text-properties fo:color="#000000" style:font-name="Times New Roman" fo:font-size="11pt" style:text-underline-style="none" officeooo:rsid="0006a358" style:font-name-asian="Calibri-Bold" style:font-size-asian="11pt" style:font-name-complex="Calibri-Bold" style:font-size-complex="11pt"/>
    </style:style>
    <style:style style:name="T8" style:family="text">
      <style:text-properties fo:color="#000000" style:font-name="Times New Roman" fo:font-size="11pt" style:text-underline-style="none" officeooo:rsid="00080209" style:font-name-asian="Calibri-Bold" style:font-size-asian="11pt" style:font-name-complex="Calibri-Bold" style:font-size-complex="11pt"/>
    </style:style>
    <style:style style:name="T9" style:family="text">
      <style:text-properties fo:color="#000000" style:text-position="super 58%" style:font-name="Times New Roman" fo:font-size="11pt" style:text-underline-style="none" officeooo:rsid="0006a358" style:font-name-asian="Calibri-Bold" style:font-size-asian="11pt" style:font-name-complex="Calibri-Bold" style:font-size-complex="11pt"/>
    </style:style>
    <style:style style:name="T10" style:family="text">
      <style:text-properties officeooo:rsid="00053427"/>
    </style:style>
    <style:style style:name="T11" style:family="text">
      <style:text-properties officeooo:rsid="0006a358"/>
    </style:style>
    <style:style style:name="T12" style:family="text">
      <style:text-properties style:text-position="super 58%" officeooo:rsid="0006a358"/>
    </style:style>
    <style:style style:name="T13" style:family="text">
      <style:text-properties style:text-position="super 58%" fo:font-size="10pt" officeooo:rsid="00080209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80209" style:font-size-asian="10pt" style:font-size-complex="10pt"/>
    </style:style>
    <style:style style:name="T16" style:family="text">
      <style:text-properties officeooo:rsid="000a66fe"/>
    </style:style>
    <style:style style:name="T17" style:family="text">
      <style:text-properties officeooo:rsid="000c10db"/>
    </style:style>
    <style:style style:name="T18" style:family="text">
      <style:text-properties officeooo:rsid="000ec080"/>
    </style:style>
    <style:style style:name="T19" style:family="text">
      <style:text-properties officeooo:rsid="000f4b4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OMPTE-RENDU DU CONSEIL MUNICIPAL</text:p>
      <text:p text:style-name="P2">DE LA COMMUNE DE MONTREUIL-EN-TOURAINE</text:p>
      <text:p text:style-name="P3"/>
      <text:p text:style-name="P14">Séance du 2<text:span text:style-name="T10">8</text:span> mars 2014<text:tab/>Date de la convocation :</text:p>
      <text:p text:style-name="P13"><text:span text:style-name="T4"><text:tab/></text:span><text:span text:style-name="T6">25</text:span><text:span text:style-name="T5"> mars 2014</text:span></text:p>
      <text:p text:style-name="P4"/>
      <text:p text:style-name="P5">Nombre de conseillers en exercice : 1<text:span text:style-name="T10">5</text:span></text:p>
      <text:p text:style-name="P5">Nombre de présents : 1<text:span text:style-name="T10">4</text:span></text:p>
      <text:p text:style-name="P15">Nombre d’exprimés : 1<text:span text:style-name="T10">4</text:span></text:p>
      <text:p text:style-name="P15"><text:s/><text:tab/><text:tab/><text:tab/><text:tab/><text:tab/><text:tab/><text:tab/><text:tab/></text:p>
      <text:p text:style-name="P5">L’an deux mil quatorze le <text:span text:style-name="T17">vingt-huit </text:span>mars à <text:span text:style-name="T17">dix-huit</text:span> heures, le Conseil Municipal de cette commune, régulièrement convoqué, s’est réuni au nombre prescrit par la loi, dans le lieu habituel de ses séances, sous la présidence de <text:span text:style-name="T17">Monsieur Adumeau, le plus âgé des membres, puis sous la présidence de</text:span> Monsieur <text:span text:style-name="T10">Jean-Luc Padiolleau, élu Maire.</text:span></text:p>
      <text:p text:style-name="P5"/>
      <text:p text:style-name="P6"><text:span text:style-name="T2">Présents</text:span> : M . Padiolleau Jean-Luc, M. Adumeau Jean Claude, <text:span text:style-name="T10">M. Bigot Patrick, Mme Morlec Chantal, M. Derogis Philippe, Mme Cambronne-Bobin Isabelle, Mme Cicutti Mireille, Mme Denis Isabelle, M. Galimant Christian, M. Gratteau Cédric, M. Massue Jean-Emmanuel, Mme Mauchien Shirley, M. Ménard Mathieu, Mme Roquin Michelle</text:span></text:p>
      <text:p text:style-name="P6"/>
      <text:p text:style-name="P6"><text:span text:style-name="T3">Absents</text:span> : <text:tab/><text:span text:style-name="T10">Mme Bernier Marie</text:span></text:p>
      <text:p text:style-name="P6"/>
      <text:p text:style-name="P6"><text:span text:style-name="T2">Secrétaire de séance</text:span> : <text:span text:style-name="T10">M. Ménard Mathieu</text:span></text:p>
      <text:p text:style-name="P5"/>
      <text:p text:style-name="P7">Ordre du jour :</text:p>
      <text:list xml:id="list513823140564829304" text:style-name="L1">
        <text:list-item>
          <text:list>
            <text:list-header>
              <text:p text:style-name="P32">1- Election du Maire</text:p>
              <text:p text:style-name="P33">2 – Election des adjoints</text:p>
            </text:list-header>
          </text:list>
        </text:list-item>
      </text:list>
      <text:p text:style-name="P24"/>
      <text:list xml:id="list5974668963975409629" text:style-name="L2">
        <text:list-header>
          <text:p text:style-name="P34">1 – <text:span text:style-name="T10">Election du Maire</text:span></text:p>
          <text:p text:style-name="P35"/>
        </text:list-header>
      </text:list>
      <text:p text:style-name="P18">M. Jean-Claude Adumeau, le plus âgé des membres présents du conseil municipal prend la présidence de l'assemblée. Mme Morlec Chantal et M. Derogis Philippe sont désignés assesseurs.</text:p>
      <text:p text:style-name="P18">Le conseil municipal est invité à procéder à l'élection du Maire. M. Padiolleau Jean-Luc se présente comme candidat.</text:p>
      <text:p text:style-name="P18">Après le vote du dernier conseiller il est immédiatement procédé au dépouillement des bulletins :</text:p>
      <text:p text:style-name="P18">Nombre de votants 14</text:p>
      <text:p text:style-name="P18">Nombre de suffrages exprimés : 14</text:p>
      <text:p text:style-name="P18">Majorité absolue : 8</text:p>
      <text:p text:style-name="P18"/>
      <text:p text:style-name="P22">Résultat des scrutins :</text:p>
      <text:p text:style-name="P18">Jean-Luc Padiolleau : 14 voix</text:p>
      <text:p text:style-name="P18">M. Padiolleau Jean-Luc est proclamé Maire et est immédiatement installé.</text:p>
      <text:p text:style-name="P18"/>
      <text:p text:style-name="P18"/>
      <text:p text:style-name="P25">2 – Election des Adjoints</text:p>
      <text:p text:style-name="P18"/>
      <text:p text:style-name="P18">Sous la Présidence de M. Padiolleau élu maire, le conseil municipal est invité à procéder à l'élection des adjoints. Le nombre d'adjoint<text:span text:style-name="T19">s </text:span>doit correspondre au maximum à 30 % de l'effectif du conseil municipal soit 4 adjoints. La commune disposait à ce jour de 4 adjoints, le conseil a fixé à 4 le nombre d'adjoints au maire de la commune.</text:p>
      <text:p text:style-name="P18"/>
      <text:list xml:id="list3244109727026640955" text:style-name="L3">
        <text:list-item>
          <text:p text:style-name="P36"><text:span text:style-name="T11">Election du 1</text:span><text:span text:style-name="T12">er</text:span><text:span text:style-name="T11"> Adjoint :</text:span></text:p>
        </text:list-item>
      </text:list>
      <text:p text:style-name="P18">M. Patrick Bigot se porte candidat.</text:p>
      <text:p text:style-name="P18"/>
      <text:section text:style-name="Sect1" text:name="Section1">
        <text:p text:style-name="P18">Nombre de votants 14</text:p>
        <text:p text:style-name="P18">Nombre de suffrages exprimés : 14</text:p>
        <text:p text:style-name="P18">Majorité absolue : 8</text:p>
        <text:p text:style-name="P18"/>
        <text:p text:style-name="P18"/>
        <text:p text:style-name="P22">Résultat des scrutins :</text:p>
        <text:p text:style-name="P18">M. Patrick Bigot : 13 voix</text:p>
        <text:p text:style-name="P18">M. Philippe Derogis : 1 voix.</text:p>
        <text:p text:style-name="P21"><text:span text:style-name="T11">M. Patrick Bigot est proclamé 1</text:span><text:span text:style-name="T12">er</text:span><text:span text:style-name="T11"> Adjoint et immédiatement installé</text:span></text:p>
      </text:section>
      <text:p text:style-name="P18"><text:soft-page-break/></text:p>
      <text:list xml:id="list80183335005016856" text:style-name="L4">
        <text:list-item>
          <text:p text:style-name="P37"><text:span text:style-name="T7">Election du 2</text:span><text:span text:style-name="T9">ème </text:span><text:span text:style-name="T7">Adjoint :</text:span></text:p>
        </text:list-item>
      </text:list>
      <text:p text:style-name="P18">Mme Chantal Morlec se porte candidate.</text:p>
      <text:p text:style-name="P18"/>
      <text:section text:style-name="Sect1" text:name="Section2">
        <text:p text:style-name="P18">Nombre de votants 14</text:p>
        <text:p text:style-name="P18">Nombre de suffrages exprimés : 14</text:p>
        <text:p text:style-name="P18">Majorité absolue : 8</text:p>
        <text:p text:style-name="P18"/>
        <text:p text:style-name="P18"/>
        <text:p text:style-name="P22">Résultat des scrutins :</text:p>
        <text:p text:style-name="P18">Mme Chantal Morlec : 12 voix</text:p>
        <text:p text:style-name="P18">M. Philippe Derogis : 2 voix.</text:p>
        <text:p text:style-name="P16"><text:span text:style-name="T11">Mme Chantal Morlec est proclamée 2</text:span><text:span text:style-name="T12">ème </text:span><text:span text:style-name="T11"><text:s/>Adjoint</text:span><text:span text:style-name="T19">e</text:span><text:span text:style-name="T11"> et immédiatement installée.</text:span></text:p>
      </text:section>
      <text:p text:style-name="P18"/>
      <text:list xml:id="list33652450" text:continue-numbering="true" text:style-name="L4">
        <text:list-item>
          <text:p text:style-name="P38"><text:span text:style-name="T7">Election du </text:span><text:span text:style-name="T8">3</text:span><text:span text:style-name="T9">ème </text:span><text:span text:style-name="T7">Adjoint :</text:span></text:p>
        </text:list-item>
      </text:list>
      <text:p text:style-name="P20">M. Jean Claude <text:s/>Adumeau se porte candidat.</text:p>
      <text:p text:style-name="P19"/>
      <text:section text:style-name="Sect1" text:name="Section3">
        <text:p text:style-name="P19">Nombre de votants 14</text:p>
        <text:p text:style-name="P19">Nombre de suffrages exprimés : 13 (1 bulletin blanc)</text:p>
        <text:p text:style-name="P19">Majorité absolue : 8</text:p>
        <text:p text:style-name="P19"/>
        <text:p text:style-name="P19"/>
        <text:p text:style-name="P23">Résultat des scrutins :</text:p>
        <text:p text:style-name="P20">M. Jean Claude Adumeau : 13 voix</text:p>
        <text:p text:style-name="P17"><text:span text:style-name="T1">M. Jean Claude Adumeau est proclamé 3</text:span><text:span text:style-name="T12">ème </text:span><text:span text:style-name="T11"><text:s/>Adjoint et immédiatement installé.</text:span></text:p>
        <text:p text:style-name="P19"/>
      </text:section>
      <text:list xml:id="list33666616" text:continue-numbering="true" text:style-name="L4">
        <text:list-item>
          <text:p text:style-name="P38"><text:span text:style-name="T7">Election du </text:span><text:span text:style-name="T8">4</text:span><text:span text:style-name="T9">ème </text:span><text:span text:style-name="T7">Adjoint :</text:span></text:p>
        </text:list-item>
      </text:list>
      <text:p text:style-name="P20">M. Philippe Derogis se porte candidat.</text:p>
      <text:p text:style-name="P19"/>
      <text:section text:style-name="Sect1" text:name="Section4">
        <text:p text:style-name="P19">Nombre de votants 14</text:p>
        <text:p text:style-name="P19">Nombre de suffrages exprimés : 14</text:p>
        <text:p text:style-name="P19">Majorité absolue : 8</text:p>
        <text:p text:style-name="P19"/>
        <text:p text:style-name="P23">Résultat des scrutins :</text:p>
        <text:p text:style-name="P20">M. Philippe Derogis : 14 voix</text:p>
        <text:p text:style-name="P17"><text:span text:style-name="T1">M. Philippe Derogis est proclamé 4</text:span><text:span text:style-name="T12">ème </text:span><text:span text:style-name="T11"><text:s/>Adjoint et immédiatement installé.</text:span></text:p>
      </text:section>
      <text:p text:style-name="P8"/>
      <text:p text:style-name="P10">Monsieur le Maire rappelle que les conseillers doivent être prêts à s'investir sur une période de 6 ans pour la commune, les tensions <text:span text:style-name="T17">susceptibles</text:span> d'apparaître au cours du mandat ne doivent pas filtrer à l'<text:span text:style-name="T18">in</text:span>térieur du conseil municipal</text:p>
      <text:p text:style-name="P9"/>
      <text:p text:style-name="P11">Des commissions municipales doivent être mises en place ainsi que les élections de délégués pour les syndicats intercommunaux ce qui sera porté à l'ordre du jour dès le prochain conseil dont la date est fixée au 4 avril à 18h 30.</text:p>
      <text:p text:style-name="P10"/>
      <text:p text:style-name="P9">La séance est levée à <text:span text:style-name="T16">19h</text:span></text:p>
      <text:p text:style-name="P8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28">Jean-Luc Padiolleau – <text:span text:style-name="T14">Maire</text:span></text:p>
          </table:table-cell>
          <table:table-cell table:style-name="Tableau1.A1" office:value-type="string">
            <text:p text:style-name="P29"><text:span text:style-name="T1">Patrick Bigot – </text:span><text:span text:style-name="T15">1</text:span><text:span text:style-name="T13">er</text:span><text:span text:style-name="T15"> Adjoint</text:span></text:p>
          </table:table-cell>
          <table:table-cell table:style-name="Tableau1.C1" office:value-type="string">
            <text:p text:style-name="P28">Chantal Morlec –<text:span text:style-name="T1"> </text:span><text:span text:style-name="T15">2ème Adjoint</text:span></text:p>
          </table:table-cell>
        </table:table-row>
        <table:table-row table:style-name="Tableau1.1">
          <table:table-cell table:style-name="Tableau1.A2" office:value-type="string">
            <text:p text:style-name="P30"><text:span text:style-name="T14">Jean Claude Adumeau</text:span> –<text:span text:style-name="T1"> </text:span><text:span text:style-name="T15">3ème Adjoint</text:span></text:p>
          </table:table-cell>
          <table:table-cell table:style-name="Tableau1.A2" office:value-type="string">
            <text:p text:style-name="P29"><text:span text:style-name="T1">Philippe Derogis – </text:span><text:span text:style-name="T15">4ème Adjoint</text:span></text:p>
          </table:table-cell>
          <table:table-cell table:style-name="Tableau1.C2" office:value-type="string">
            <text:p text:style-name="P27">Isabelle Cambronne-bobin</text:p>
          </table:table-cell>
        </table:table-row>
        <table:table-row table:style-name="Tableau1.1">
          <table:table-cell table:style-name="Tableau1.A2" office:value-type="string">
            <text:p text:style-name="P27">Mireille Cicutti</text:p>
          </table:table-cell>
          <table:table-cell table:style-name="Tableau1.A2" office:value-type="string">
            <text:p text:style-name="P27">Isabelle Denis</text:p>
          </table:table-cell>
          <table:table-cell table:style-name="Tableau1.C2" office:value-type="string">
            <text:p text:style-name="P27">Christian Galimant</text:p>
          </table:table-cell>
        </table:table-row>
        <table:table-row table:style-name="Tableau1.1">
          <table:table-cell table:style-name="Tableau1.C1" office:value-type="string">
            <text:p text:style-name="P27">Cédric Gratteau</text:p>
          </table:table-cell>
          <table:table-cell table:style-name="Tableau1.A1" office:value-type="string">
            <text:p text:style-name="P27">Jean-Emmanuel Massue</text:p>
          </table:table-cell>
          <table:table-cell table:style-name="Tableau1.C1" office:value-type="string">
            <text:p text:style-name="P27">Shirley Mauchien</text:p>
          </table:table-cell>
        </table:table-row>
        <table:table-row table:style-name="Tableau1.1">
          <table:table-cell table:style-name="Tableau1.C2" office:value-type="string">
            <text:p text:style-name="P27">Mathieu Ménard</text:p>
          </table:table-cell>
          <table:table-cell table:style-name="Tableau1.C1" office:value-type="string">
            <text:p text:style-name="P27">Michelle Roquin</text:p>
          </table:table-cell>
          <table:table-cell table:style-name="Tableau1.C5" office:value-type="string">
            <text:p text:style-name="P2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-Bold" svg:font-family="Calibri-Bold"/>
    <style:font-face style:name="OpenSymbol" svg:font-family="OpenSymbol"/>
    <style:font-face style:name="TTE1C28908t00" svg:font-family="TTE1C28908t00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St1z0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3.944cm"/>
          <style:tab-stop style:position="16.999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80209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.03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seil municipal du 2<text:span text:style-name="MT1">8</text:span> mars 2014<text:tab/>page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erouet</meta:initial-creator>
    <meta:creation-date>2010-02-09T09:06:38.64</meta:creation-date>
    <dc:date>2014-05-13T13:45:09.87</dc:date>
    <meta:editing-duration>P5DT23H31M50S</meta:editing-duration>
    <meta:editing-cycles>280</meta:editing-cycles>
    <meta:generator>LibreOffice/4.0.0.3$Windows_x86 LibreOffice_project/7545bee9c2a0782548772a21bc84a9dcc583b89</meta:generator>
    <meta:print-date>2014-05-09T13:07:01.40</meta:print-date>
    <meta:document-statistic meta:table-count="1" meta:image-count="0" meta:object-count="0" meta:page-count="2" meta:paragraph-count="79" meta:word-count="658" meta:character-count="3944" meta:non-whitespace-character-count="3346"/>
    <meta:user-defined meta:name="Info 1"/>
    <meta:user-defined meta:name="Info 2"/>
    <meta:user-defined meta:name="Info 3"/>
    <meta:user-defined meta:name="Info 4"/>
  </office:meta>
</office:document-meta>
</file>